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17-11 (10-4 Summit)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Oral Roberts (15-12 (11-3 Summit))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48</text:p>
          </table:table-cell>
          <table:table-cell office:value-type="string">
            <text:p>.22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35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49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42</text:p>
          </table:table-cell>
          <table:table-cell office:value-type="string">
            <text:p>.0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20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25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3</text:p>
          </table:table-cell>
          <table:table-cell office:value-type="string">
            <text:p>.256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526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.346</text:p>
          </table:table-cell>
          <table:table-cell office:value-type="string">
            <text:p>5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57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56</text:p>
          </table:table-cell>
          <table:table-cell office:value-type="string">
            <text:p>.14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148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1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9</text:p>
          </table:table-cell>
          <table:table-cell office:value-type="string">
            <text:p>23</text:p>
          </table:table-cell>
          <table:table-cell office:value-type="string">
            <text:p>185</text:p>
          </table:table-cell>
          <table:table-cell office:value-type="string">
            <text:p>.249</text:p>
          </table:table-cell>
          <table:table-cell office:value-type="string">
            <text:p>67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8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77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21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7</text:p>
          </table:table-cell>
          <table:table-cell office:value-type="string">
            <text:p>74</text:p>
          </table:table-cell>
          <table:table-cell office:value-type="string">
            <text:p>.33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6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-.07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-.04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6</text:p>
          </table:table-cell>
          <table:table-cell office:value-type="string">
            <text:p>24</text:p>
          </table:table-cell>
          <table:table-cell office:value-type="string">
            <text:p>182</text:p>
          </table:table-cell>
          <table:table-cell office:value-type="string">
            <text:p>.231</text:p>
          </table:table-cell>
          <table:table-cell office:value-type="string">
            <text:p>62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8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